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a5eb4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179d4a" officeooo:paragraph-rsid="00179d4a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4e36e" officeooo:paragraph-rsid="0024e36e" style:font-name-asian="OLIVEOIL" style:font-size-asian="12pt" style:font-weight-asian="bold" style:font-name-complex="OLIVEOIL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5eb4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acf33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8b647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a0f33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BarunGothic" fo:font-size="16pt" officeooo:rsid="000a5eb4" officeooo:paragraph-rsid="000a5eb4" style:font-size-asian="16pt" style:font-size-complex="16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BarunGothic" fo:font-size="16pt" officeooo:paragraph-rsid="0005c0b7" style:font-size-asian="16pt" style:font-size-complex="16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1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2" style:family="paragraph">
      <style:paragraph-properties fo:text-align="center"/>
      <style:text-properties fo:font-size="12pt"/>
    </style:style>
    <style:style style:name="P23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a5eb4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officeooo:rsid="001ab6cb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8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9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0" style:family="text">
      <style:text-properties officeooo:rsid="0005c0b7"/>
    </style:style>
    <style:style style:name="T11" style:family="text">
      <style:text-properties officeooo:rsid="000a5eb4"/>
    </style:style>
    <style:style style:name="T12" style:family="text">
      <style:text-properties officeooo:rsid="000bdad3"/>
    </style:style>
    <style:style style:name="T13" style:family="text">
      <style:text-properties officeooo:rsid="000cd094"/>
    </style:style>
    <style:style style:name="T14" style:family="text">
      <style:text-properties officeooo:rsid="0012b3cd"/>
    </style:style>
    <style:style style:name="T15" style:family="text">
      <style:text-properties officeooo:rsid="0019406b"/>
    </style:style>
    <style:style style:name="T16" style:family="text">
      <style:text-properties officeooo:rsid="001acf33"/>
    </style:style>
    <style:style style:name="T17" style:family="text">
      <style:text-properties officeooo:rsid="001ce9bd"/>
    </style:style>
    <style:style style:name="T18" style:family="text">
      <style:text-properties officeooo:rsid="001da86b"/>
    </style:style>
    <style:style style:name="T19" style:family="text">
      <style:text-properties officeooo:rsid="001f5524"/>
    </style:style>
    <style:style style:name="T20" style:family="text">
      <style:text-properties officeooo:rsid="00225dfb"/>
    </style:style>
    <style:style style:name="T21" style:family="text">
      <style:text-properties officeooo:rsid="00231700"/>
    </style:style>
    <style:style style:name="T22" style:family="text">
      <style:text-properties officeooo:rsid="0024e36e"/>
    </style:style>
    <style:style style:name="T23" style:family="text">
      <style:text-properties officeooo:rsid="0026d0cf"/>
    </style:style>
    <style:style style:name="T24" style:family="text">
      <style:text-properties officeooo:rsid="0028b647"/>
    </style:style>
    <style:style style:name="T25" style:family="text">
      <style:text-properties officeooo:rsid="00298875"/>
    </style:style>
    <style:style style:name="T26" style:family="text">
      <style:text-properties officeooo:rsid="0029af79"/>
    </style:style>
    <style:style style:name="T27" style:family="text">
      <style:text-properties officeooo:rsid="002bc58d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0.178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8"/>
      <text:p text:style-name="P4"/>
      <text:p text:style-name="P4"/>
      <text:p text:style-name="P8"/>
      <text:p text:style-name="P9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1">TKK(Irish Red Ale)</text:span> <text:s text:c="64"/></text:p>
      <text:p text:style-name="P3"><text:span text:style-name="T4">Brew Date: </text:span><text:span text:style-name="T6">June 10’18</text:span><text:span text:style-name="T4"> <text:s/></text:span></text:p>
      <text:p text:style-name="P3"><text:span text:style-name="T4">Batch Size:</text:span><text:span text:style-name="T9"> 10 gal</text:span><text:span text:style-name="T4"><text:tab/><text:tab/><text:tab/></text:span></text:p>
      <text:p text:style-name="P1"><text:span text:style-name="T4">Target OG/◦P: </text:span><text:span text:style-name="T5">1.058</text:span><text:span text:style-name="T2"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3" svg:x1="1.543cm" svg:y1="0.624cm" svg:x2="1.622cm" svg:y2="6.577cm"><text:p/></draw:line><draw:line text:anchor-type="paragraph" draw:z-index="5" draw:style-name="gr2" draw:text-style-name="P23" svg:x1="3.29cm" svg:y1="0.462cm" svg:x2="3.369cm" svg:y2="6.415cm"><text:p/></draw:line><text:span text:style-name="T7">Amnt lb/kg <text:s/>Ingredient <text:s text:c="12"/></text:span><text:span text:style-name="T4"><text:s text:c="2"/></text:span></text:p>
      <text:p text:style-name="P9"><text:s text:c="2"/><text:span text:style-name="T11">15</text:span> <text:s text:c="4"/><text:span text:style-name="T11"># <text:s text:c="6"/>Pale</text:span></text:p>
      <text:p text:style-name="P9"><text:s text:c="3"/><text:span text:style-name="T11">2 <text:s text:c="6"/># <text:s text:c="5"/>Wheat</text:span></text:p>
      <text:p text:style-name="P9"><text:s/><text:span text:style-name="T11">1.25 <text:s text:c="3"/># <text:s text:c="6"/>Crystal 60-80</text:span> <text:s/></text:p>
      <text:p text:style-name="P9"><text:span text:style-name="T17">1</text:span>.<text:span text:style-name="T11">65 <text:s text:c="4"/># <text:s text:c="7"/>Cara pils malt</text:span></text:p>
      <text:p text:style-name="P11"><draw:custom-shape text:anchor-type="paragraph" draw:z-index="2" draw:style-name="gr1" draw:text-style-name="P22" svg:width="0.586cm" svg:height="0.532cm" svg:x="16.413cm" svg:y="0.129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00 <text:s text:c="5"/>g <text:s text:c="7"/>Roasted barley</text:p>
      <text:p text:style-name="P9"><text:s text:c="2"/><text:span text:style-name="T11">2 <text:s text:c="7"/># <text:s text:c="3"/>Grated red potatoes{cooked}</text:span></text:p>
      <text:p text:style-name="P9"><text:s text:c="19"/><text:span text:style-name="T23">cook morning of brew</text:span></text:p>
      <text:p text:style-name="P9"><text:s/>1 <text:s text:c="15"/>Tsp NaCl (mash)</text:p>
      <text:p text:style-name="P9">1 <text:s text:c="16"/>tsp <text:s/>NaCl(sparge)<text:tab/><text:tab/><text:tab/></text:p>
      <text:p text:style-name="P9">5 <text:s text:c="16"/>Tsp Sprchrg</text:p>
      <text:p text:style-name="P19"><draw:line text:anchor-type="paragraph" draw:z-index="4" draw:style-name="gr2" draw:text-style-name="P23" svg:x1="1.623cm" svg:y1="0.626cm" svg:x2="1.702cm" svg:y2="0.6cm"><text:p/></draw:line> <text:s text:c="4"/>Irish Moss</text:p>
      <text:p text:style-name="P20"><text:s text:c="13"/>Nottingham Yeast</text:p>
      <text:p text:style-name="P9"/>
      <text:p text:style-name="P9"/>
      <text:p text:style-name="P9"><draw:line text:anchor-type="paragraph" draw:z-index="7" draw:style-name="gr2" draw:text-style-name="P23" svg:x1="7.497cm" svg:y1="0.564cm" svg:x2="7.576cm" svg:y2="4.004cm"><text:p/></draw:line>Qt <text:s/>oz/g <text:s text:c="2"/>Hop/Seasoning <text:s text:c="14"/><text:span text:style-name="T10">Date</text:span></text:p>
      <text:p text:style-name="P10"><draw:line text:anchor-type="paragraph" draw:z-index="6" draw:style-name="gr2" draw:text-style-name="P23" svg:x1="2.549cm" svg:y1="0.012cm" svg:x2="2.628cm" svg:y2="3.452cm"><text:p/></draw:line> </text:p>
      <text:p text:style-name="P16">72 <text:s text:c="6"/>g <text:s text:c="20"/>Goldings <text:s text:c="11"/></text:p>
      <text:p text:style-name="P16">56 <text:s text:c="7"/>g <text:s text:c="20"/>Fuggles</text:p>
      <text:p text:style-name="P16">56 <text:s text:c="7"/>g <text:s text:c="20"/>Willamette</text:p>
      <text:p text:style-name="P17"/>
      <text:p text:style-name="P2"><text:span text:style-name="T4"><text:s text:c="807"/></text:span><text:span text:style-name="T8">Stage <text:s text:c="13"/>Date <text:s text:c="17"/></text:span></text:p>
      <text:p text:style-name="P12">Primary: <text:s text:c="10"/></text:p>
      <text:p text:style-name="P12">Racked:<text:tab/><text:tab/><text:tab/><text:tab/><text:tab/><text:tab/></text:p>
      <text:p text:style-name="P12">Racked: <text:s text:c="6"/></text:p>
      <text:p text:style-name="P12">Bottled:<text:tab/> <text:s text:c="5"/><text:span text:style-name="T15">6x1L</text:span><text:tab/><text:tab/><text:tab/><text:tab/><text:tab/></text:p>
      <text:p text:style-name="P12">Kegged: <text:s text:c="8"/></text:p>
      <text:p text:style-name="P12">Re-Kegged:</text:p>
      <text:p text:style-name="P1"><text:span text:style-name="T8">Purged:</text:span><text:span text:style-name="T3"><text:tab/><text:tab/><text:tab/><text:tab/><text:tab/><text:tab/>Charged:</text:span></text:p>
      <text:p text:style-name="P12"/>
      <text:p text:style-name="P12"><draw:frame draw:style-name="fr3" draw:name="Object2" text:anchor-type="paragraph" svg:x="9.64cm" svg:y="-0.256cm" svg:width="11.31cm" svg:height="8.999cm" draw:z-index="8"><draw:object xlink:href="./Object 3" xlink:type="simple" xlink:show="embed" xlink:actuate="onLoad"/><draw:image xlink:href="./ObjectReplacements/Object 3" xlink:type="simple" xlink:show="embed" xlink:actuate="onLoad"/></draw:frame><text:soft-page-break/>Start Time:<text:span text:style-name="T12">7:am</text:span></text:p>
      <text:p text:style-name="P12">Fill mash tun:<text:tab/><text:span text:style-name="T12">Sat</text:span></text:p>
      <text:p text:style-name="P12">Fill sparge kettle:<text:span text:style-name="T12">Sat</text:span><text:tab/><text:tab/><text:tab/><text:tab/></text:p>
      <text:p text:style-name="P12">Fire burners: <text:span text:style-name="T18">7</text:span>am</text:p>
      <text:p text:style-name="P12">Heat Mash Tun : Target Temp: <text:span text:style-name="T18">67.7</text:span> <text:s text:c="4"/></text:p>
      <text:p text:style-name="P12">Heat Sparge Kettle: Target Temp: <text:span text:style-name="T18">71.1</text:span></text:p>
      <text:p text:style-name="P12">Target Temp (Mash): <text:span text:style-name="T18">67.7</text:span></text:p>
      <text:p text:style-name="P12">Grind grain: <text:s text:c="3"/><text:span text:style-name="T19">7:35</text:span></text:p>
      <text:p text:style-name="P12">sparge temp:</text:p>
      <text:p text:style-name="P12">Strike Temp: <text:span text:style-name="T13">67.7</text:span></text:p>
      <text:p text:style-name="P12">pump temp: <text:s/><text:span text:style-name="T13">68.8</text:span></text:p>
      <text:p text:style-name="P12">Mash in: </text:p>
      <text:p text:style-name="P12">Temp: <text:span text:style-name="T18">65.5</text:span></text:p>
      <text:p text:style-name="P12">Mash: Duration: <text:s text:c="2"/><text:span text:style-name="T13">90</text:span> <text:s text:c="4"/>minutes <text:s text:c="7"/></text:p>
      <text:p text:style-name="P12">Start: <text:s text:c="2"/><text:span text:style-name="T20">8:oo</text:span> <text:s text:c="4"/>Finish: <text:span text:style-name="T20">9:30</text:span></text:p>
      <text:p text:style-name="P12">Heat (to deactivate enzymes)<text:tab/></text:p>
      <text:p text:style-name="P12">Target Temp: <text:span text:style-name="T18">75.5</text:span> <text:s/>Start: <text:s text:c="2"/><text:span text:style-name="T20">9:30</text:span> <text:s text:c="3"/></text:p>
      <text:p text:style-name="P12">Finish: <text:s text:c="2"/><text:span text:style-name="T20">9:50</text:span></text:p>
      <text:p text:style-name="P12">Heat Sparge H20 (Target<text:span text:style-name="T18">79.4</text:span>◦) <text:s text:c="7"/></text:p>
      <text:p text:style-name="P12">Sparge: Start: <text:s/><text:span text:style-name="T20">9:57</text:span></text:p>
      <text:p text:style-name="P13">Finish: <text:span text:style-name="T21">10:46</text:span></text:p>
      <text:p text:style-name="P13"><text:span text:style-name="T16">wor</text:span>t collected: <text:s text:c="2"/><text:span text:style-name="T14">kettle + 15qts</text:span></text:p>
      <text:p text:style-name="P12">Boil : Burner On: <text:s/><text:span text:style-name="T21">9:55</text:span></text:p>
      <text:p text:style-name="P12">Rolling Boil: <text:s text:c="2"/><text:span text:style-name="T24">11:04</text:span> </text:p>
      <text:p text:style-name="P12">Duration: 90 min <text:s/></text:p>
      <text:p text:style-name="P14">Start: <text:s/><text:span text:style-name="T25">11:15</text:span></text:p>
      <text:p text:style-name="P12">Finish: <text:s/><text:span text:style-name="T25">12:45</text:span> <text:s text:c="4"/></text:p>
      <text:p text:style-name="P12">Hops In: <text:s/><text:span text:style-name="T25">11:45</text:span> <text:s text:c="3"/>Hops In: <text:s/><text:span text:style-name="T25">12:15</text:span> <text:s text:c="3"/></text:p>
      <text:p text:style-name="P14"><text:span text:style-name="T21">Whirlflock in: 12:29 <text:s/></text:span>Hops in : <text:span text:style-name="T25">12:30</text:span></text:p>
      <text:p text:style-name="P14">Burner Off: <text:span text:style-name="T26">12:45</text:span></text:p>
      <text:p text:style-name="P12">Rest 15 min <text:s text:c="7"/></text:p>
      <text:p text:style-name="P12">Pump and chill: <text:s text:c="4"/></text:p>
      <text:p text:style-name="P15">Start: <text:s text:c="3"/><text:span text:style-name="T26">1pm</text:span> <text:s text:c="5"/></text:p>
      <text:p text:style-name="P15">Finish: <text:s text:c="2"/><text:span text:style-name="T27">2pm</text:span> <text:s text:c="2"/></text:p>
      <text:p text:style-name="P12">OG : <text:s text:c="2"/><text:span text:style-name="T27">1.057</text:span></text:p>
      <text:p text:style-name="P12">Yeast: Nottingham (Lallemand) <text:s/></text:p>
      <text:p text:style-name="P12">Irish Moss</text:p>
      <text:p text:style-name="P5"/>
      <text:p text:style-name="P5"/>
      <text:p text:style-name="P5">Notes: <text:span text:style-name="T22">cooked potatoes the nite before/ cold when added to mash (5min}</text:span></text:p>
      <text:p text:style-name="P7">cook the morning of brew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0T15:13:15.570694160</dc:date>
    <meta:editing-duration>PT9H46M24S</meta:editing-duration>
    <meta:editing-cycles>22</meta:editing-cycles>
    <meta:document-statistic meta:table-count="0" meta:image-count="0" meta:object-count="3" meta:page-count="2" meta:paragraph-count="70" meta:word-count="228" meta:character-count="2649" meta:non-whitespace-character-count="11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309cm" svg:height="8.999cm" xlink:href="." xlink:type="simple" chart:class="chart:line" chart:style-name="ch1">
        <chart:title svg:x="3.811cm" svg:y="0.315cm" chart:style-name="ch2">
          <text:p>TKK Irish Red Ale</text:p>
        </chart:title>
        <chart:legend chart:legend-position="end" svg:x="8.642cm" svg:y="3.702cm" style:legend-expansion="high" chart:style-name="ch3"/>
        <chart:plot-area chart:style-name="ch4" chart:data-source-has-labels="both" svg:x="0.716cm" svg:y="1.3cm" svg:width="8.32cm" svg:height="6.739cm">
          <chartooo:coordinate-region svg:x="1.55cm" svg:y="1.5cm" svg:width="7.486cm" svg:height="5.318cm"/>
          <chart:axis chart:dimension="x" chart:name="primary-x" chart:style-name="ch5" chartooo:axis-type="auto">
            <chartooo:date-scale/>
            <chart:title svg:x="4.514cm" svg:y="8.2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2.4">
                <text:p>72.4</text:p>
              </table:table-cell>
              <table:table-cell office:value-type="float" office:value="65.8">
                <text:p>65.8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.6">
                <text:p>70.6</text:p>
              </table:table-cell>
              <table:table-cell office:value-type="float" office:value="65.7">
                <text:p>65.7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.3">
                <text:p>69.3</text:p>
              </table:table-cell>
              <table:table-cell office:value-type="float" office:value="65.7">
                <text:p>65.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.2">
                <text:p>71.2</text:p>
              </table:table-cell>
              <table:table-cell office:value-type="float" office:value="65.2">
                <text:p>65.2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2">
                <text:p>71.2</text:p>
              </table:table-cell>
              <table:table-cell office:value-type="float" office:value="65.8">
                <text:p>65.8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.2">
                <text:p>71.2</text:p>
              </table:table-cell>
              <table:table-cell office:value-type="float" office:value="65.8">
                <text:p>65.8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.7">
                <text:p>71.7</text:p>
              </table:table-cell>
              <table:table-cell office:value-type="float" office:value="65.9">
                <text:p>65.9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66.4">
                <text:p>66.4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.4">
                <text:p>72.4</text:p>
              </table:table-cell>
              <table:table-cell office:value-type="float" office:value="66.9">
                <text:p>66.9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.6">
                <text:p>72.6</text:p>
              </table:table-cell>
              <table:table-cell office:value-type="float" office:value="67.2">
                <text:p>67.2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.8">
                <text:p>78.8</text:p>
              </table:table-cell>
              <table:table-cell office:value-type="float" office:value="72.1">
                <text:p>72.1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2.5">
                <text:p>82.5</text:p>
              </table:table-cell>
              <table:table-cell office:value-type="float" office:value="75.9">
                <text:p>75.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